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 table:number-rows-repeated="104851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.00.0000</text:date>, <text:time style:data-style-name="N2" text:time-value="14:11:12.0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4T14:16:19.131000000</dc:date>
    <meta:editing-duration>P1DT21H38M8S</meta:editing-duration>
    <meta:editing-cycles>942</meta:editing-cycles>
    <meta:document-statistic meta:table-count="1" meta:cell-count="180" meta:object-count="0"/>
  </office:meta>
</office:document-meta>
</file>